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Text_20_body">
      <style:paragraph-properties fo:margin-left="0cm" fo:margin-right="0cm" fo:text-indent="0.714cm" style:auto-text-indent="false"/>
      <style:text-properties fo:font-size="16pt" style:font-size-asian="16pt" style:font-size-complex="16pt"/>
    </style:style>
    <style:style style:name="P4" style:family="paragraph" style:parent-style-name="Text_20_body">
      <style:paragraph-properties fo:margin-left="0.741cm" fo:margin-right="0cm" fo:text-indent="-0.741cm" style:auto-text-indent="false"/>
      <style:text-properties fo:font-size="16pt" style:font-size-asian="16pt" style:font-size-complex="16pt"/>
    </style:style>
    <style:style style:name="P5" style:family="paragraph" style:parent-style-name="Text_20_body">
      <style:paragraph-properties fo:margin-left="1.455cm" fo:margin-right="0cm" fo:text-indent="0cm" style:auto-text-indent="false"/>
      <style:text-properties fo:font-size="16pt" style:font-size-asian="16pt" style:font-size-complex="16pt"/>
    </style:style>
    <style:style style:name="P6" style:family="paragraph" style:parent-style-name="Text_20_body">
      <style:paragraph-properties fo:margin-left="2.223cm" fo:margin-right="0cm" fo:text-indent="-0.741cm" style:auto-text-indent="false"/>
      <style:text-properties fo:font-size="16pt" style:font-size-asian="16pt" style:font-size-complex="16pt"/>
    </style:style>
    <style:style style:name="P7" style:family="paragraph" style:parent-style-name="Heading_20_1">
      <style:text-properties fo:font-size="16pt" style:font-size-asian="16pt" style:font-size-complex="16pt"/>
    </style:style>
    <style:style style:name="P8" style:family="paragraph" style:parent-style-name="Table_20_Contents">
      <style:text-properties fo:font-size="16pt" officeooo:rsid="0006bb7f" officeooo:paragraph-rsid="0006bb7f" style:font-size-asian="16pt" style:font-size-complex="16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size-asian="22pt" style:font-weight-asian="bold"/>
    </style:style>
    <style:style style:name="T3" style:family="text">
      <style:text-properties style:font-name-asian="宋体1" style:font-size-asian="10.5pt"/>
    </style:style>
    <style:style style:name="T4" style:family="text">
      <style:text-properties style:font-name-asian="宋体1" style:font-size-asian="12pt" style:font-weight-asian="bold"/>
    </style:style>
    <style:style style:name="T5" style:family="text">
      <style:text-properties style:font-name-asian="宋体1" style:font-weight-asian="bold"/>
    </style:style>
    <style:style style:name="T6" style:family="text">
      <style:text-properties officeooo:rsid="00071a7b" style:font-name-asian="宋体1" style:language-asian="zh" style:country-asian="CN" style:font-weight-asian="bold"/>
    </style:style>
    <style:style style:name="T7" style:family="text">
      <style:text-properties style:font-name="Calibri"/>
    </style:style>
    <style:style style:name="T8" style:family="text">
      <style:text-properties style:font-name="Calibri" fo:font-size="22pt" fo:font-weight="bold"/>
    </style:style>
    <style:style style:name="T9" style:family="text">
      <style:text-properties style:font-name="Calibri" fo:font-size="10.5pt"/>
    </style:style>
    <style:style style:name="T10" style:family="text">
      <style:text-properties style:font-name="Calibri" fo:font-size="12pt" fo:font-weight="bold"/>
    </style:style>
    <style:style style:name="T11" style:family="text">
      <style:text-properties style:font-name="Calibri" fo:font-weight="bold"/>
    </style:style>
    <style:style style:name="T12" style:family="text">
      <style:text-properties fo:font-size="22pt" fo:font-weight="bold"/>
    </style:style>
    <style:style style:name="T13" style:family="text">
      <style:text-properties fo:font-weight="bold"/>
    </style:style>
    <style:style style:name="T14" style:family="text">
      <style:text-properties fo:font-size="10.5pt"/>
    </style:style>
    <style:style style:name="T15" style:family="text">
      <style:text-properties style:font-size-asian="10.5pt"/>
    </style:style>
    <style:style style:name="T16" style:family="text">
      <style:text-properties style:font-name="Wingdings"/>
    </style:style>
    <style:style style:name="T17" style:family="text">
      <style:text-properties style:font-name="Wingdings" fo:font-size="12pt" fo:font-weight="bold"/>
    </style:style>
    <style:style style:name="T18" style:family="text">
      <style:text-properties style:font-name="Wingdings" fo:font-size="10.5pt"/>
    </style:style>
    <style:style style:name="T19" style:family="text">
      <style:text-properties style:font-name="Wingdings" fo:font-weight="bold"/>
    </style:style>
    <style:style style:name="T20" style:family="text">
      <style:text-properties fo:font-size="12pt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13">2</text:span><text:span text:style-name="T5">　</text:span><text:span text:style-name="T11">JSP</text:span><text:span text:style-name="T5">的</text:span><text:span text:style-name="T11">scriptlet</text:span></text:h>
      <text:p text:style-name="P2"><text:tab/><text:span text:style-name="T1">从单词上分析</text:span>script<text:span text:style-name="T1">是脚本：</text:span><text:span text:style-name="T7">let</text:span><text:span text:style-name="T1">在</text:span><text:span text:style-name="T7">JAVA</text:span><text:span text:style-name="T1">中表示的小程序，</text:span><text:span text:style-name="T7">scriptlet</text:span><text:span text:style-name="T1">表示脚本小程序。</text:span></text:p>
      <text:p text:style-name="P3">JSP<text:span text:style-name="T1">中的</text:span><text:span text:style-name="T7">Java</text:span><text:span text:style-name="T1">代码块就是最常见的动态信息。它分为三种：</text:span></text:p>
      <text:p text:style-name="P4"><text:span text:style-name="T19">Ø</text:span><text:span text:style-name="T13">&lt;%...%&gt;</text:span><text:span text:style-name="T5">：</text:span><text:span text:style-name="T11">java</text:span><text:span text:style-name="T5">代码片段</text:span></text:p>
      <text:p text:style-name="P5"><text:span text:style-name="T1">代码片段会原模原样的出现在真身中，不会有变动。正常的</text:span>Java<text:span text:style-name="T1">代码都可以在代码片段中出现;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8">&lt;%</text:p>
            <text:p text:style-name="P8"><text:s text:c="4"/>for(int j=1;j&lt;=colint;j++){</text:p>
            <text:p text:style-name="P8"><text:s text:c="4"/>%&gt;</text:p>
            <text:p text:style-name="P8"><text:s text:c="4"/>&lt;td&gt;</text:p>
            <text:p text:style-name="P8"><text:s text:c="4"/>&lt;%</text:p>
            <text:p text:style-name="P8"><text:s text:c="5"/>out.print(i*j);</text:p>
            <text:p text:style-name="P8"><text:s text:c="4"/>%&gt;</text:p>
          </table:table-cell>
        </table:table-row>
      </table:table>
      <text:p text:style-name="P5"><text:span text:style-name="T1"/></text:p>
      <text:p text:style-name="P5"><text:span text:style-name="T1"/></text:p>
      <text:p text:style-name="P5"><text:span text:style-name="T1"/></text:p>
      <text:p text:style-name="P4"><text:span text:style-name="T19">Ø</text:span><text:span text:style-name="T13">&lt;%=</text:span>…<text:span text:style-name="T13">%&gt;</text:span><text:span text:style-name="T5">：表达式在</text:span><text:span text:style-name="T6">浏览器</text:span><text:span text:style-name="T5">页面上打印数据</text:span></text:p>
      <text:p text:style-name="P5"><text:span text:style-name="T1">表达式会在</text:span>“真身”中输出，例如：<text:span text:style-name="T7">&lt;%=a%&gt;</text:span><text:span text:style-name="T1">，对应真身中的</text:span><text:span text:style-name="T7">out.print(a)</text:span><text:span text:style-name="T1">。只能出现常量、变量，以及有返回值的方法调用，而且不能出现分号！即在</text:span><text:span text:style-name="T7">out.println()</text:span><text:span text:style-name="T1">的合法参数都可以！</text:span></text:p>
      <text:p text:style-name="P6"><text:span text:style-name="T16">Ø</text:span>&lt;%=a%&gt;<text:span text:style-name="T1">对应</text:span><text:span text:style-name="T7">out.println(a)</text:span><text:span text:style-name="T1">；</text:span></text:p>
      <text:p text:style-name="P6"><text:span text:style-name="T16">Ø</text:span>&lt;%=”a”%&gt;<text:span text:style-name="T1">对应</text:span><text:span text:style-name="T7">out.println(</text:span>“a”)<text:span text:style-name="T1">；</text:span></text:p>
      <text:p text:style-name="P6"><text:span text:style-name="T16">Ø</text:span>&lt;%=fun()%&gt;<text:span text:style-name="T1">对应</text:span><text:span text:style-name="T7">out.println(fun())</text:span><text:span text:style-name="T1">；</text:span></text:p>
      <text:p text:style-name="P6"><text:span text:style-name="T16">Ø</text:span>&lt;%=a;%&gt;<text:span text:style-name="T1">对应</text:span><text:span text:style-name="T7">out.println(a;)</text:span><text:span text:style-name="T1">，所以出错；</text:span></text:p>
      <text:p text:style-name="P6"><text:span text:style-name="T16">Ø</text:span>&lt;%=System.out.println(“hello”)%&gt;<text:span text:style-name="T1">对应</text:span><text:span text:style-name="T7">out.println(System.out.println(</text:span>“hello”))<text:span text:style-name="T1">，所以出错。</text:span></text:p>
      <text:p text:style-name="P4"><text:span text:style-name="T19">Ø</text:span><text:span text:style-name="T13">&lt;%!...%&gt;</text:span><text:span text:style-name="T5">：声明</text:span></text:p>
      <text:p text:style-name="P5"><text:span text:style-name="T1">声明对应</text:span>“真身”中的属性和方法！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1M30S</meta:editing-duration>
    <meta:editing-cycles>5</meta:editing-cycles>
    <meta:generator>LibreOffice/5.3.0.3$Windows_X86_64 LibreOffice_project/7074905676c47b82bbcfbea1aeefc84afe1c50e1</meta:generator>
    <dc:date>2018-03-14T20:01:18.516000000</dc:date>
    <meta:document-statistic meta:table-count="1" meta:image-count="0" meta:object-count="0" meta:page-count="1" meta:paragraph-count="21" meta:word-count="255" meta:character-count="577" meta:non-whitespace-character-count="549"/>
    <meta:user-defined meta:name="Info 1"/>
    <meta:user-defined meta:name="Info 2"/>
    <meta:user-defined meta:name="Info 3"/>
    <meta:user-defined meta:name="Info 4"/>
  </office:meta>
</office:document-meta>
</file>